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614cm" table:align="left"/>
    </style:style>
    <style:style style:name="Tabla1.A" style:family="table-column">
      <style:table-column-properties style:column-width="2.665cm"/>
    </style:style>
    <style:style style:name="Tabla1.B" style:family="table-column">
      <style:table-column-properties style:column-width="2.083cm"/>
    </style:style>
    <style:style style:name="Tabla1.C" style:family="table-column">
      <style:table-column-properties style:column-width="8.089cm"/>
    </style:style>
    <style:style style:name="Tabla1.D" style:family="table-column">
      <style:table-column-properties style:column-width="3.776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6.909cm" table:align="left"/>
    </style:style>
    <style:style style:name="Tabla2.A" style:family="table-column">
      <style:table-column-properties style:column-width="2.092cm"/>
    </style:style>
    <style:style style:name="Tabla2.B" style:family="table-column">
      <style:table-column-properties style:column-width="2.815cm"/>
    </style:style>
    <style:style style:name="Tabla2.C" style:family="table-column">
      <style:table-column-properties style:column-width="2.381cm"/>
    </style:style>
    <style:style style:name="Tabla2.D" style:family="table-column">
      <style:table-column-properties style:column-width="2.02cm"/>
    </style:style>
    <style:style style:name="Tabla2.E" style:family="table-column">
      <style:table-column-properties style:column-width="2.286cm"/>
    </style:style>
    <style:style style:name="Tabla2.F" style:family="table-column">
      <style:table-column-properties style:column-width="2.813cm"/>
    </style:style>
    <style:style style:name="Tabla2.G" style:family="table-column">
      <style:table-column-properties style:column-width="2.501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686cm"/>
    </style:style>
    <style:style style:name="Tabla3.B" style:family="table-column">
      <style:table-column-properties style:column-width="2.718cm"/>
    </style:style>
    <style:style style:name="Tabla3.C" style:family="table-column">
      <style:table-column-properties style:column-width="3.168cm"/>
    </style:style>
    <style:style style:name="Tabla3.D" style:family="table-column">
      <style:table-column-properties style:column-width="2.692cm"/>
    </style:style>
    <style:style style:name="Tabla3.E" style:family="table-column">
      <style:table-column-properties style:column-width="2.93cm"/>
    </style:style>
    <style:style style:name="Tabla3.F" style:family="table-column">
      <style:table-column-properties style:column-width="3.724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713cm"/>
    </style:style>
    <style:style style:name="Tabla4.C" style:family="table-column">
      <style:table-column-properties style:column-width="4.808cm"/>
    </style:style>
    <style:style style:name="Tabla4.D" style:family="table-column">
      <style:table-column-properties style:column-width="2.983cm"/>
    </style:style>
    <style:style style:name="Tabla4.E" style:family="table-column">
      <style:table-column-properties style:column-width="2.277cm"/>
    </style:style>
    <style:style style:name="Tabla4.F" style:family="table-column">
      <style:table-column-properties style:column-width="3.4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792cm"/>
    </style:style>
    <style:style style:name="Tabla5.B" style:family="table-column">
      <style:table-column-properties style:column-width="1.686cm"/>
    </style:style>
    <style:style style:name="Tabla5.C" style:family="table-column">
      <style:table-column-properties style:column-width="3.724cm"/>
    </style:style>
    <style:style style:name="Tabla5.D" style:family="table-column">
      <style:table-column-properties style:column-width="3.327cm"/>
    </style:style>
    <style:style style:name="Tabla5.E" style:family="table-column">
      <style:table-column-properties style:column-width="3.168cm"/>
    </style:style>
    <style:style style:name="Tabla5.F" style:family="table-column">
      <style:table-column-properties style:column-width="3.221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792cm"/>
    </style:style>
    <style:style style:name="Tabla6.B" style:family="table-column">
      <style:table-column-properties style:column-width="1.686cm"/>
    </style:style>
    <style:style style:name="Tabla6.C" style:family="table-column">
      <style:table-column-properties style:column-width="4.359cm"/>
    </style:style>
    <style:style style:name="Tabla6.D" style:family="table-column">
      <style:table-column-properties style:column-width="3.141cm"/>
    </style:style>
    <style:style style:name="Tabla6.E" style:family="table-column">
      <style:table-column-properties style:column-width="5.93cm"/>
    </style:style>
    <style:style style:name="Tabla6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size="12pt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officeooo:paragraph-rsid="000f6f7d"/>
    </style:style>
    <style:style style:name="P11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officeooo:paragraph-rsid="000f6f7d"/>
    </style:style>
    <style:style style:name="P12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4feebec4-54b3-52ab-622f-bf12a0f941ae"/>Plan de Gestión de Riesgos</text:p>
      <text:p text:style-name="P1"/>
      <text:p text:style-name="P3">Historia del document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Fecha</text:p>
          </table:table-cell>
          <table:table-cell table:style-name="Tabla1.A1" office:value-type="string">
            <text:p text:style-name="P14">Versión</text:p>
          </table:table-cell>
          <table:table-cell table:style-name="Tabla1.A1" office:value-type="string">
            <text:p text:style-name="P14">Comentarios</text:p>
          </table:table-cell>
          <table:table-cell table:style-name="Tabla1.A1" office:value-type="string">
            <text:p text:style-name="P14">Autor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>v0.1</text:p>
          </table:table-cell>
          <table:table-cell table:style-name="Tabla1.A1" office:value-type="string">
            <text:p text:style-name="P15">Creación del documento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>v1.0</text:p>
          </table:table-cell>
          <table:table-cell table:style-name="Tabla1.A1" office:value-type="string">
            <text:p text:style-name="P15">Revisada por el equipo</text:p>
          </table:table-cell>
          <table:table-cell table:style-name="Tabla1.A1" office:value-type="string">
            <text:p text:style-name="P13"/>
          </table:table-cell>
        </table:table-row>
      </table:table>
      <text:p text:style-name="P1"/>
      <text:p text:style-name="P3">1. Introducción</text:p>
      <text:p text:style-name="P1"/>
      <text:p text:style-name="P5">El plan de gestión de riesgos describe cómo se estructurará y se realizará la gestión de riesgos en el proyecto.</text:p>
      <text:p text:style-name="P1"/>
      <text:p text:style-name="P3">2. Proceso</text:p>
      <text:p text:style-name="P1"/>
      <text:p text:style-name="P3">2.1. Etapas del proceso</text:p>
      <text:p text:style-name="P1"/>
      <text:p text:style-name="P5">El proceso de gestión de riesgos que se aplicará durante el proyecto incluye las siguientes etapas:</text:p>
      <text:p text:style-name="P1"/>
      <text:list xml:id="list4209362545584478950" text:style-name="L1">
        <text:list-item>
          <text:p text:style-name="P8"><text:span text:style-name="T2">Identificación de riesgos</text:span><text:span text:style-name="T1">: Genera una lista de los diez riesgos principales que amenazan el proyecto.</text:span></text:p>
        </text:list-item>
        <text:list-item>
          <text:p text:style-name="P8"><text:span text:style-name="T2">Análisis cualitativo de riesgos</text:span><text:span text:style-name="T1">: Mide, de manera subjetiva la probabilidad de ocurrencia y el impacto de los riesgos identificados. El objetivo es obtener una primera estimación de la amenaza de cada riesgo.</text:span></text:p>
        </text:list-item>
        <text:list-item>
          <text:p text:style-name="P8"><text:span text:style-name="T2">Análisis cuantitativo de riesgos</text:span><text:span text:style-name="T1">: Proporciona una medida más exacta de los riesgos utilizando una matriz de probabilidad e impacto.</text:span></text:p>
        </text:list-item>
        <text:list-item>
          <text:p text:style-name="P8"><text:span text:style-name="T2">Planificación de respuesta a los riesgos</text:span><text:span text:style-name="T1">: Genera un plan de prevención de riesgos y un plan de contingencia para mitigar el riesgo (en caso de que el riesgo se convierta en un problema real para el proyecto).</text:span></text:p>
        </text:list-item>
        <text:list-item>
          <text:p text:style-name="P8"><text:span text:style-name="T2">Seguimiento y control</text:span><text:span text:style-name="T1">: Es la actividad del progreso de la monitorización dirigido a la resolución de cada elemento del riesgo.</text:span></text:p>
        </text:list-item>
      </text:list>
      <text:p text:style-name="P1"/>
      <text:p text:style-name="P3">2.2. Aplicación del proceso</text:p>
      <text:p text:style-name="P1"/>
      <text:p text:style-name="P5"><text:soft-page-break/>Al comenzar con la gestión de riesgos (por única vez) se deberán realizar las siguientes actividades:</text:p>
      <text:list xml:id="list6293614425402965185" text:style-name="L2">
        <text:list-item>
          <text:p text:style-name="P9">Identificar los diez riesgos principales y registrarlos en la tabla “TR01”.</text:p>
        </text:list-item>
        <text:list-item>
          <text:p text:style-name="P9">Realizar el análisis cualitativo de los riesgos, de acuerdo a la experiencia personal y estimaciones, y registrar la información en la tabla “TR01”.</text:p>
        </text:list-item>
        <text:list-item>
          <text:p text:style-name="P9">Teniendo en cuenta la matriz de probabilidad e impacto, determinar numéricamente la probabilidad de ocurrencia, impacto y exposición al riesgo. Registrar la información en la tabla “TR02”.</text:p>
        </text:list-item>
        <text:list-item>
          <text:p text:style-name="P9">Ordenar los riesgos de la tabla “TR02” teniendo en cuenta la exposición a dicho riesgo (de mayor a menor).</text:p>
        </text:list-item>
        <text:list-item>
          <text:p text:style-name="P9">Por cada riesgo, crear un plan de prevención y un plan de contingencia, y determinar los disparadores de dicho riesgo.</text:p>
        </text:list-item>
        <text:list-item>
          <text:p text:style-name="P9">Elegir los riesgos que se comenzarán a abordar y registrarlos en la tabla “TR04” junto con las acciones que se van a emplear para prevenirlos. Establecer su estado en “EN PREVENCIÓN”.</text:p>
        </text:list-item>
        <text:list-item>
          <text:p text:style-name="P9">Llevar a cabo las acciones planificadas.</text:p>
        </text:list-item>
      </text:list>
      <text:p text:style-name="P1"/>
      <text:p text:style-name="P6">Durante las próximas iteraciones (desde la segunda iteración hasta el final del proyecto), las actividades a realizar son las siguientes:</text:p>
      <text:list xml:id="list7005157138816756847" text:style-name="L3">
        <text:list-item>
          <text:p text:style-name="P10"><text:span text:style-name="T7">Actualizar la tabla “TR04” con el progreso de la resolución del riesgo. Tener en cuenta lo siguiente:</text:span></text:p>
        </text:list-item>
      </text:list>
      <text:list xml:id="list8853271974818984484" text:style-name="L9">
        <text:list-item>
          <text:p text:style-name="P11"><text:bookmark text:name="docs-internal-guid-4feebec4-54b6-96fb-427f-aa3a1e2469bc"/><text:span text:style-name="T7">Si todavía se están aplicando acciones para prevenir el riesgo, no modificar su estado (si se requieren nuevas acciones agregarlas).</text:span></text:p>
        </text:list-item>
        <text:list-item>
          <text:p text:style-name="P11"><text:span text:style-name="T7">Si el riesgo se transformó en un problema real, cambiar su estado a “EN CONTINGENCIA” y comenzar con el plan de contingencia.</text:span></text:p>
        </text:list-item>
        <text:list-item>
          <text:p text:style-name="P11"><text:span text:style-name="T7">Si el riesgo fue resuelto cambiar su estado a “RESUELTO”. </text:span></text:p>
        </text:list-item>
      </text:list>
      <text:list xml:id="list124405072326567" text:continue-list="list7005157138816756847" text:style-name="L3">
        <text:list-item>
          <text:p text:style-name="P10"><text:span text:style-name="T7">Identificar nuevos riesgos que hayan surgido y registrarlos en la tabla “TR01”. Quitar los riesgos de esa tabla que ya estén resueltos.</text:span></text:p>
        </text:list-item>
        <text:list-item>
          <text:p text:style-name="P10"><text:span text:style-name="T7">Realizar el análisis cualitativo de los nuevos riesgos, de acuerdo a la experiencia personal y estimaciones, y registrar la información en la tabla “TR01”.</text:span></text:p>
        </text:list-item>
        <text:list-item>
          <text:p text:style-name="P10"><text:span text:style-name="T7">Teniendo en cuenta la matriz de probabilidad e impacto, determinar numéricamente la probabilidad de ocurrencia, impacto y exposición al riesgo. Registrar la información en la tabla “TR02”.</text:span></text:p>
        </text:list-item>
        <text:list-item>
          <text:p text:style-name="P10"><text:span text:style-name="T7">Ordenar los riesgos de la tabla “TR02” teniendo en cuenta la exposición a dicho riesgo (de mayor a menor).</text:span></text:p>
        </text:list-item>
        <text:list-item>
          <text:p text:style-name="P10"><text:span text:style-name="T7">Por cada nuevo riesgo, crear un plan de prevención y un plan de contingencia, y determinar los disparadores de dicho riesgo.</text:span></text:p>
        </text:list-item>
        <text:list-item>
          <text:p text:style-name="P10"><text:span text:style-name="T7">Elegir los nuevos riesgos que se comenzarán a abordar y registrarlos en la tabla </text:span><text:soft-page-break/><text:span text:style-name="T7">“TR04” junto con las acciones que se van a emplear para prevenirlos. Establecer su estado en “EN PREVENCIÓN”.</text:span></text:p>
        </text:list-item>
        <text:list-item>
          <text:p text:style-name="P10"><text:span text:style-name="T7">Llevar a cabo las acciones planificadas.</text:span></text:p>
        </text:list-item>
      </text:list>
      <text:p text:style-name="P1"/>
      <text:p text:style-name="P3">3. Roles y Responsabilidades</text:p>
      <text:p text:style-name="P1"/>
      <text:p text:style-name="P5">Debido a que el grupo de trabajo está constituído por dos personas, la gestión de riesgos será realizada por los integrantes en conjunto.</text:p>
      <text:p text:style-name="P1"/>
      <text:p text:style-name="P3">4. Periodicidad</text:p>
      <text:p text:style-name="P1"/>
      <text:p text:style-name="P5">El proceso de gestión de riesgos se repetirá cada dos semanas. </text:p>
      <text:p text:style-name="P1"/>
      <text:p text:style-name="P3">5. Matriz de probabilidad e impacto</text:p>
      <text:p text:style-name="P1"/>
      <text:p text:style-name="P5">Para realizar el análisis cuantitativo, se utilizará la siguiente tabla. En ella se detalla el valor de cada atributo y la exposición al riesgo, producto de la multiplicación entre probabilidad e impacto.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7" office:value-type="string">
            <text:p text:style-name="P14">Exposición al Ries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3"/>
          </table:table-cell>
          <table:table-cell table:style-name="Tabla2.A1" table:number-columns-spanned="6" office:value-type="string">
            <text:p text:style-name="P14">Probabilidad de Ocur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6" office:value-type="string">
            <text:p text:style-name="P14">Impacto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5">Muy Bajo (1)</text:p>
          </table:table-cell>
          <table:table-cell table:style-name="Tabla2.A1" office:value-type="string">
            <text:p text:style-name="P15">Bajo </text:p>
            <text:p text:style-name="P15">(2)</text:p>
          </table:table-cell>
          <table:table-cell table:style-name="Tabla2.A1" office:value-type="string">
            <text:p text:style-name="P15">Medio </text:p>
            <text:p text:style-name="P15">(3)</text:p>
          </table:table-cell>
          <table:table-cell table:style-name="Tabla2.A1" office:value-type="string">
            <text:p text:style-name="P15">Alto </text:p>
            <text:p text:style-name="P15">(4)</text:p>
          </table:table-cell>
          <table:table-cell table:style-name="Tabla2.A1" office:value-type="string">
            <text:p text:style-name="P15">Muy Alto (5)</text:p>
          </table:table-cell>
        </table:table-row>
        <table:table-row>
          <table:covered-table-cell/>
          <table:table-cell table:style-name="Tabla2.A1" office:value-type="string">
            <text:p text:style-name="P16">Muy Bajo</text:p>
            <text:p text:style-name="P16"><text:s/>(1)</text:p>
          </table:table-cell>
          <table:table-cell table:style-name="Tabla2.A1" office:value-type="string">
            <text:p text:style-name="P15">1</text:p>
          </table:table-cell>
          <table:table-cell table:style-name="Tabla2.A1" office:value-type="string">
            <text:p text:style-name="P15">2</text:p>
          </table:table-cell>
          <table:table-cell table:style-name="Tabla2.A1" office:value-type="string">
            <text:p text:style-name="P15">3</text:p>
          </table:table-cell>
          <table:table-cell table:style-name="Tabla2.A1" office:value-type="string">
            <text:p text:style-name="P15">4</text:p>
          </table:table-cell>
          <table:table-cell table:style-name="Tabla2.A1" office:value-type="string">
            <text:p text:style-name="P15">5</text:p>
          </table:table-cell>
        </table:table-row>
        <table:table-row>
          <table:covered-table-cell/>
          <table:table-cell table:style-name="Tabla2.A1" office:value-type="string">
            <text:p text:style-name="P15">Bajo </text:p>
            <text:p text:style-name="P15">(2)</text:p>
          </table:table-cell>
          <table:table-cell table:style-name="Tabla2.A1" office:value-type="string">
            <text:p text:style-name="P15">2</text:p>
          </table:table-cell>
          <table:table-cell table:style-name="Tabla2.A1" office:value-type="string">
            <text:p text:style-name="P15">4</text:p>
          </table:table-cell>
          <table:table-cell table:style-name="Tabla2.A1" office:value-type="string">
            <text:p text:style-name="P15">6</text:p>
          </table:table-cell>
          <table:table-cell table:style-name="Tabla2.A1" office:value-type="string">
            <text:p text:style-name="P15">8</text:p>
          </table:table-cell>
          <table:table-cell table:style-name="Tabla2.A1" office:value-type="string">
            <text:p text:style-name="P15">10</text:p>
          </table:table-cell>
        </table:table-row>
        <table:table-row>
          <table:covered-table-cell/>
          <table:table-cell table:style-name="Tabla2.A1" office:value-type="string">
            <text:p text:style-name="P15">Medio </text:p>
            <text:p text:style-name="P15">(3)</text:p>
          </table:table-cell>
          <table:table-cell table:style-name="Tabla2.A1" office:value-type="string">
            <text:p text:style-name="P15">3</text:p>
          </table:table-cell>
          <table:table-cell table:style-name="Tabla2.A1" office:value-type="string">
            <text:p text:style-name="P15">6</text:p>
          </table:table-cell>
          <table:table-cell table:style-name="Tabla2.A1" office:value-type="string">
            <text:p text:style-name="P15">9</text:p>
          </table:table-cell>
          <table:table-cell table:style-name="Tabla2.A1" office:value-type="string">
            <text:p text:style-name="P15">12</text:p>
          </table:table-cell>
          <table:table-cell table:style-name="Tabla2.A1" office:value-type="string">
            <text:p text:style-name="P15">15</text:p>
          </table:table-cell>
        </table:table-row>
        <table:table-row>
          <table:covered-table-cell/>
          <table:table-cell table:style-name="Tabla2.A1" office:value-type="string">
            <text:p text:style-name="P15">Alto </text:p>
            <text:p text:style-name="P15">(4)</text:p>
          </table:table-cell>
          <table:table-cell table:style-name="Tabla2.A1" office:value-type="string">
            <text:p text:style-name="P15">4</text:p>
          </table:table-cell>
          <table:table-cell table:style-name="Tabla2.A1" office:value-type="string">
            <text:p text:style-name="P15">8</text:p>
          </table:table-cell>
          <table:table-cell table:style-name="Tabla2.A1" office:value-type="string">
            <text:p text:style-name="P15">12</text:p>
          </table:table-cell>
          <table:table-cell table:style-name="Tabla2.A1" office:value-type="string">
            <text:p text:style-name="P15">16</text:p>
          </table:table-cell>
          <table:table-cell table:style-name="Tabla2.A1" office:value-type="string">
            <text:p text:style-name="P15">20</text:p>
          </table:table-cell>
        </table:table-row>
        <table:table-row>
          <table:covered-table-cell/>
          <table:table-cell table:style-name="Tabla2.A1" office:value-type="string">
            <text:p text:style-name="P16">Muy Alto </text:p>
            <text:p text:style-name="P16">(5)</text:p>
          </table:table-cell>
          <table:table-cell table:style-name="Tabla2.A1" office:value-type="string">
            <text:p text:style-name="P15">5</text:p>
          </table:table-cell>
          <table:table-cell table:style-name="Tabla2.A1" office:value-type="string">
            <text:p text:style-name="P15">10</text:p>
          </table:table-cell>
          <table:table-cell table:style-name="Tabla2.A1" office:value-type="string">
            <text:p text:style-name="P15">15</text:p>
          </table:table-cell>
          <table:table-cell table:style-name="Tabla2.A1" office:value-type="string">
            <text:p text:style-name="P15">20</text:p>
          </table:table-cell>
          <table:table-cell table:style-name="Tabla2.A1" office:value-type="string">
            <text:p text:style-name="P15">25</text:p>
          </table:table-cell>
        </table:table-row>
      </table:table>
      <text:p text:style-name="P1"/>
      <text:p text:style-name="P3">6. Tablas</text:p>
      <text:p text:style-name="P1"><text:soft-page-break/></text:p>
      <text:p text:style-name="P7"><text:span text:style-name="T5">TR01</text:span><text:span text:style-name="T6">: Identificación y análisis cualitativo de los riesgos </text:span>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4">ID</text:p>
          </table:table-cell>
          <table:table-cell table:style-name="Tabla3.A1" office:value-type="string">
            <text:p text:style-name="P14">Riesgo</text:p>
          </table:table-cell>
          <table:table-cell table:style-name="Tabla3.A1" office:value-type="string">
            <text:p text:style-name="P14">Probabilidad de Ocurrencia</text:p>
          </table:table-cell>
          <table:table-cell table:style-name="Tabla3.A1" office:value-type="string">
            <text:p text:style-name="P14">Impacto</text:p>
          </table:table-cell>
          <table:table-cell table:style-name="Tabla3.A1" office:value-type="string">
            <text:p text:style-name="P14">Causas</text:p>
          </table:table-cell>
          <table:table-cell table:style-name="Tabla3.A1" office:value-type="string">
            <text:p text:style-name="P14">Consecuencias</text:p>
          </table:table-cell>
        </table:table-row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</table:table>
      <text:p text:style-name="P1"/>
      <text:p text:style-name="P7"><text:span text:style-name="T5">TR02</text:span><text:span text:style-name="T6">: Análisis cuantitativo y priorización de riesgos</text:span></text:p>
      <text:p text:style-name="P2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4">N°</text:p>
          </table:table-cell>
          <table:table-cell table:style-name="Tabla4.A1" office:value-type="string">
            <text:p text:style-name="P14">ID</text:p>
          </table:table-cell>
          <table:table-cell table:style-name="Tabla4.A1" office:value-type="string">
            <text:p text:style-name="P14">Riesgo</text:p>
          </table:table-cell>
          <table:table-cell table:style-name="Tabla4.A1" office:value-type="string">
            <text:p text:style-name="P14">Probabilidad de Ocurrencia</text:p>
          </table:table-cell>
          <table:table-cell table:style-name="Tabla4.A1" office:value-type="string">
            <text:p text:style-name="P14">Impacto</text:p>
          </table:table-cell>
          <table:table-cell table:style-name="Tabla4.A1" office:value-type="string">
            <text:p text:style-name="P14">Exposición al Riesgo</text:p>
          </table:table-cell>
        </table:table-row>
        <table:table-row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</table:table>
      <text:p text:style-name="P1"/>
      <text:p text:style-name="P7"><text:span text:style-name="T5">TR03</text:span><text:span text:style-name="T6">: Planificación de respuesta a los riesgos</text:span>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14">N°</text:p>
          </table:table-cell>
          <table:table-cell table:style-name="Tabla5.A1" office:value-type="string">
            <text:p text:style-name="P14">ID</text:p>
          </table:table-cell>
          <table:table-cell table:style-name="Tabla5.A1" office:value-type="string">
            <text:p text:style-name="P14">Riesgo</text:p>
          </table:table-cell>
          <table:table-cell table:style-name="Tabla5.A1" office:value-type="string">
            <text:p text:style-name="P14">Disparador del Riesgo</text:p>
          </table:table-cell>
          <table:table-cell table:style-name="Tabla5.A1" office:value-type="string">
            <text:p text:style-name="P14">Plan de Prevención</text:p>
          </table:table-cell>
          <table:table-cell table:style-name="Tabla5.A1" office:value-type="string">
            <text:p text:style-name="P14">Plan de Contingencia</text:p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/>
          </table:table-cell>
        </table:table-row>
      </table:table>
      <text:p text:style-name="P1"/>
      <text:p text:style-name="P7"><text:span text:style-name="T5">TR04</text:span><text:span text:style-name="T6">: Monitorización de riesgos</text:span>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14">N°</text:p>
          </table:table-cell>
          <table:table-cell table:style-name="Tabla6.A1" office:value-type="string">
            <text:p text:style-name="P14">ID</text:p>
          </table:table-cell>
          <table:table-cell table:style-name="Tabla6.A1" office:value-type="string">
            <text:p text:style-name="P14">Riesgo</text:p>
          </table:table-cell>
          <table:table-cell table:style-name="Tabla6.A1" office:value-type="string">
            <text:p text:style-name="P14">Estado</text:p>
          </table:table-cell>
          <table:table-cell table:style-name="Tabla6.A1" office:value-type="string">
            <text:p text:style-name="P14">Progreso de la Resolución</text:p>
          </table:table-cell>
        </table:table-row>
        <table:table-row>
          <table:table-cell table:style-name="Tabla6.A1" office:value-type="string">
            <text:p text:style-name="P13"/>
          </table:table-cell>
          <table:table-cell table:style-name="Tabla6.A1" office:value-type="string">
            <text:p text:style-name="P13"/>
          </table:table-cell>
          <table:table-cell table:style-name="Tabla6.A1" office:value-type="string">
            <text:p text:style-name="P13"/>
          </table:table-cell>
          <table:table-cell table:style-name="Tabla6.A1" office:value-type="string">
            <text:p text:style-name="P13"/>
          </table:table-cell>
          <table:table-cell table:style-name="Tabla6.A1" office:value-type="string">
            <text:p text:style-name="P13"/>
          </table:table-cell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family="Arial" style:font-family-generic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2:34:26.837166533</meta:creation-date>
    <dc:date>2016-06-15T12:44:03.986062961</dc:date>
    <dc:creator>sebastian </dc:creator>
    <meta:editing-duration>PT9M37S</meta:editing-duration>
    <meta:editing-cycles>1</meta:editing-cycles>
    <meta:document-statistic meta:table-count="6" meta:image-count="0" meta:object-count="0" meta:page-count="4" meta:paragraph-count="122" meta:word-count="808" meta:character-count="4780" meta:non-whitespace-character-count="4104"/>
    <meta:generator>LibreOffice/5.0.3.2$Linux_X86_64 LibreOffice_project/00m0$Build-2</meta:generator>
  </office:meta>
</office:document-meta>
</file>